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paragraph-rsid="00191ddf"/>
    </style:style>
    <style:style style:name="P3" style:family="paragraph" style:parent-style-name="Standard">
      <style:text-properties style:text-underline-style="none" officeooo:paragraph-rsid="001e8217"/>
    </style:style>
    <style:style style:name="P4" style:family="paragraph" style:parent-style-name="Standard">
      <style:text-properties style:text-underline-style="none" officeooo:rsid="001e8217" officeooo:paragraph-rsid="0020998d"/>
    </style:style>
    <style:style style:name="P5" style:family="paragraph" style:parent-style-name="Standard">
      <style:text-properties style:text-underline-style="none" fo:font-weight="bold" officeooo:rsid="001e8217" officeooo:paragraph-rsid="001e8217" style:font-weight-asian="bold" style:font-weight-complex="bold"/>
    </style:style>
    <style:style style:name="P6" style:family="paragraph" style:parent-style-name="Standard">
      <style:text-properties officeooo:paragraph-rsid="001a19a4"/>
    </style:style>
    <style:style style:name="P7" style:family="paragraph" style:parent-style-name="Standard">
      <style:text-properties officeooo:rsid="001b6db4" officeooo:paragraph-rsid="002012a3"/>
    </style:style>
    <style:style style:name="P8" style:family="paragraph" style:parent-style-name="Standard">
      <style:text-properties officeooo:paragraph-rsid="001e8217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officeooo:rsid="00177095" officeooo:paragraph-rsid="00177095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e8217" officeooo:paragraph-rsid="001e8217" style:font-weight-asian="bold" style:font-weight-complex="bold"/>
    </style:style>
    <style:style style:name="P12" style:family="paragraph" style:parent-style-name="Standard">
      <style:text-properties fo:font-weight="bold" officeooo:rsid="001b6db4" officeooo:paragraph-rsid="002012a3" style:font-weight-asian="bold" style:font-weight-complex="bold"/>
    </style:style>
    <style:style style:name="P13" style:family="paragraph" style:parent-style-name="Standard">
      <style:text-properties fo:font-weight="normal" officeooo:rsid="001b6db4" officeooo:paragraph-rsid="002012a3" style:font-weight-asian="normal" style:font-weight-complex="normal"/>
    </style:style>
    <style:style style:name="P14" style:family="paragraph" style:parent-style-name="Standard">
      <style:text-properties officeooo:paragraph-rsid="002012a3"/>
    </style:style>
    <style:style style:name="P15" style:family="paragraph" style:parent-style-name="Standard">
      <style:text-properties style:text-underline-style="none" officeooo:rsid="001b6db4" officeooo:paragraph-rsid="001e8217"/>
    </style:style>
    <style:style style:name="P16" style:family="paragraph" style:parent-style-name="Standard">
      <style:text-properties style:text-underline-style="none" officeooo:rsid="001b6db4" officeooo:paragraph-rsid="002012a3"/>
    </style:style>
    <style:style style:name="P17" style:family="paragraph" style:parent-style-name="Standard">
      <style:text-properties style:text-underline-style="none" officeooo:paragraph-rsid="001a19a4"/>
    </style:style>
    <style:style style:name="P18" style:family="paragraph" style:parent-style-name="Standard">
      <style:text-properties style:text-underline-style="none" officeooo:rsid="001e8217" officeooo:paragraph-rsid="0020998d"/>
    </style:style>
    <style:style style:name="P19" style:family="paragraph" style:parent-style-name="Standard">
      <style:text-properties style:text-underline-style="none" officeooo:rsid="0024d4e6" officeooo:paragraph-rsid="0024d4e6"/>
    </style:style>
    <style:style style:name="P20" style:family="paragraph" style:parent-style-name="Standard">
      <style:text-properties style:text-underline-style="none" officeooo:rsid="00267733" officeooo:paragraph-rsid="00267733"/>
    </style:style>
    <style:style style:name="P21" style:family="paragraph" style:parent-style-name="Standard">
      <style:text-properties officeooo:paragraph-rsid="002012a3"/>
    </style:style>
    <style:style style:name="P22" style:family="paragraph" style:parent-style-name="Standard">
      <style:text-properties officeooo:rsid="00226448" officeooo:paragraph-rsid="00226448"/>
    </style:style>
    <style:style style:name="P23" style:family="paragraph" style:parent-style-name="Standard">
      <style:text-properties style:text-underline-style="solid" style:text-underline-width="auto" style:text-underline-color="font-color" officeooo:rsid="001e8217" officeooo:paragraph-rsid="0020998d"/>
    </style:style>
    <style:style style:name="P24" style:family="paragraph" style:parent-style-name="Standard">
      <style:text-properties style:text-underline-style="solid" style:text-underline-width="auto" style:text-underline-color="font-color" officeooo:rsid="00267733" officeooo:paragraph-rsid="00267733"/>
    </style:style>
    <style:style style:name="P25" style:family="paragraph" style:parent-style-name="Standard">
      <style:text-properties officeooo:rsid="0024d4e6" officeooo:paragraph-rsid="0024d4e6"/>
    </style:style>
    <style:style style:name="T1" style:family="text">
      <style:text-properties officeooo:rsid="00177095"/>
    </style:style>
    <style:style style:name="T2" style:family="text">
      <style:text-properties officeooo:rsid="0017fd8f"/>
    </style:style>
    <style:style style:name="T3" style:family="text">
      <style:text-properties officeooo:rsid="00191dd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7fd8f"/>
    </style:style>
    <style:style style:name="T6" style:family="text">
      <style:text-properties style:text-underline-style="none" officeooo:rsid="001a19a4"/>
    </style:style>
    <style:style style:name="T7" style:family="text">
      <style:text-properties style:text-underline-style="none" officeooo:rsid="001af73f"/>
    </style:style>
    <style:style style:name="T8" style:family="text">
      <style:text-properties style:text-underline-style="none" officeooo:rsid="001e8217"/>
    </style:style>
    <style:style style:name="T9" style:family="text">
      <style:text-properties style:text-underline-style="none" officeooo:rsid="0021ec1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77095"/>
    </style:style>
    <style:style style:name="T12" style:family="text">
      <style:text-properties officeooo:rsid="001e8217"/>
    </style:style>
    <style:style style:name="T13" style:family="text">
      <style:text-properties officeooo:rsid="0019da6b"/>
    </style:style>
    <style:style style:name="T14" style:family="text">
      <style:text-properties officeooo:rsid="0020998d"/>
    </style:style>
    <style:style style:name="T15" style:family="text">
      <style:text-properties officeooo:rsid="0021ec1c"/>
    </style:style>
    <style:style style:name="T16" style:family="text">
      <style:text-properties officeooo:rsid="0022644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ip install psycopg2</text:p>
      <text:p text:style-name="P24">pip install psycopg2-binary</text:p>
      <text:p text:style-name="P14"/>
      <text:p text:style-name="P14"><text:span text:style-name="T13">p</text:span>ython manage.py makemigration<text:span text:style-name="T16">s</text:span></text:p>
      <text:p text:style-name="P22">python manage.py sqlmigrate gestor 0001</text:p>
      <text:p text:style-name="P14">python manage.py migrate</text:p>
      <text:p text:style-name="P14"/>
      <text:p text:style-name="P14"/>
      <text:p text:style-name="P12">Comandos base de datos</text:p>
      <text:p text:style-name="P16"/>
      <text:p text:style-name="P13"/>
      <text:p text:style-name="P7">python manage.py shell</text:p>
      <text:p text:style-name="P15">from gestor.models import Articulo</text:p>
      <text:p text:style-name="P17"/>
      <text:p text:style-name="P6"><text:span text:style-name="T4">Art</text:span><text:span text:style-name="T7">1</text:span><text:span text:style-name="T5">=</text:span><text:span text:style-name="T4">Articulo.objects.create(nombre='</text:span><text:span text:style-name="T6">silla</text:span><text:span text:style-name="T4">', seccion='</text:span><text:span text:style-name="T6">hogar</text:span><text:span text:style-name="T4">', precio=</text:span><text:span text:style-name="T6">2</text:span><text:span text:style-name="T5">00</text:span><text:span text:style-name="T4">)</text:span></text:p>
      <text:p text:style-name="P1">Art<text:span text:style-name="T2">2=</text:span>Articulo.objects.create(nombre='<text:span text:style-name="T2">zapatos</text:span>', seccion='<text:span text:style-name="T2">caballeros</text:span>', precio=<text:span text:style-name="T2">500</text:span>)</text:p>
      <text:p text:style-name="P2">Art<text:span text:style-name="T3">4</text:span><text:span text:style-name="T2">=</text:span>Articulo.objects.create(nombre='<text:span text:style-name="T3">vestido</text:span>', seccion='<text:span text:style-name="T3">damas</text:span>', precio=<text:span text:style-name="T3">6</text:span><text:span text:style-name="T2">00</text:span>)</text:p>
      <text:p text:style-name="P9"/>
      <text:p text:style-name="Standard"/>
      <text:p text:style-name="P8"><text:span text:style-name="T8">var1</text:span><text:span text:style-name="T5">=</text:span><text:span text:style-name="T4">Articulo.objects.create(nombre='</text:span><text:span text:style-name="T6">silla</text:span><text:span text:style-name="T4">', seccion='</text:span><text:span text:style-name="T6">hogar</text:span><text:span text:style-name="T4">', precio=</text:span><text:span text:style-name="T6">2</text:span><text:span text:style-name="T5">00</text:span><text:span text:style-name="T4">)</text:span></text:p>
      <text:p text:style-name="P3"><text:span text:style-name="T12">var</text:span><text:span text:style-name="T2">2=</text:span><text:span text:style-name="T4">Articulo.objects.create(nombre='</text:span><text:span text:style-name="T2">zapatos</text:span><text:span text:style-name="T4">', seccion='</text:span><text:span text:style-name="T2">caballeros</text:span><text:span text:style-name="T4">', precio=</text:span><text:span text:style-name="T2">500</text:span><text:span text:style-name="T4">)</text:span></text:p>
      <text:p text:style-name="Standard">var<text:span text:style-name="T1">3</text:span>=<text:span text:style-name="T11">A</text:span><text:span text:style-name="T10">rticulo.objects.create</text:span>(nombre='balon', seccion='deporte', precio=160)</text:p>
      <text:p text:style-name="Standard">var<text:span text:style-name="T1">4</text:span>=<text:span text:style-name="T1">A</text:span>rticulo.objects.create(nombre='falda', seccion='damas', precio=800)</text:p>
      <text:p text:style-name="Standard">var<text:span text:style-name="T1">5</text:span>=<text:span text:style-name="T1">A</text:span>rticulo.objects.create(nombre='taladro', seccion='ferreteria', precio=1600)</text:p>
      <text:p text:style-name="Standard">var<text:span text:style-name="T1">6</text:span>=<text:span text:style-name="T1">A</text:span>rticulo.objects.create(nombre='raqueta', seccion='deporte', precio=230)</text:p>
      <text:p text:style-name="Standard">var<text:span text:style-name="T1">7</text:span>=<text:span text:style-name="T1">A</text:span>rticulo.objects.create(nombre='destornillador', seccion='ferreteria', precio=230)</text:p>
      <text:p text:style-name="Standard">var<text:span text:style-name="T1">8</text:span>=<text:span text:style-name="T1">A</text:span>rticulo.objects.create(nombre='mesa', seccion='hogar', precio=380)</text:p>
      <text:p text:style-name="Standard">var<text:span text:style-name="T1">9</text:span>=<text:span text:style-name="T1">A</text:span>rticulo.objects.create(nombre='silla', seccion='gamer', precio=470)</text:p>
      <text:p text:style-name="P9"/>
      <text:p text:style-name="P10"/>
      <text:p text:style-name="P5">Filtros <text:span text:style-name="T15">consultas</text:span></text:p>
      <text:p text:style-name="P11"/>
      <text:p text:style-name="P4">Articulo.objects.filter(seccion='ferreteria')</text:p>
      <text:p text:style-name="P4">Articulo.objects.filter(<text:span text:style-name="T14">nombre</text:span>='<text:span text:style-name="T14">zapatos</text:span>')</text:p>
      <text:p text:style-name="P4"/>
      <text:p text:style-name="P4">Articulo.objects.filter(nombre='silla',seccion='gamer')</text:p>
      <text:p text:style-name="P23"/>
      <text:p text:style-name="P4">Articulo.objects.filter(<text:span text:style-name="T14">precio__gte=500</text:span>)</text:p>
      <text:p text:style-name="P4">Articulo.objects.filter(<text:span text:style-name="T14">precio__gte=300,precio__lte=700</text:span>)</text:p>
      <text:p text:style-name="P4">Articulo.objects.filter(<text:span text:style-name="T14">precio__gt=220,precio__lt=800,seccion=</text:span>'ferreteria')</text:p>
      <text:p text:style-name="P4"/>
      <text:p text:style-name="P25"><text:span text:style-name="T8"/></text:p>
      <text:p text:style-name="P25"><text:span text:style-name="T8">Articulo.objects.filter(seccion='</text:span><text:span text:style-name="T9">deporte</text:span><text:span text:style-name="T8">') </text:span><text:span text:style-name="T9">| </text:span><text:span text:style-name="T8">Articulo.objects.filter(seccion='</text:span><text:span text:style-name="T9">hogar</text:span><text:span text:style-name="T8">')</text:span></text:p>
      <text:p text:style-name="P19"><text:span text:style-name="T12">Articulo.objects.filter(</text:span>precio__gt=200,<text:span text:style-name="T12">seccion='</text:span><text:span text:style-name="T15">deporte</text:span><text:span text:style-name="T12">') </text:span><text:span text:style-name="T15">| </text:span><text:span text:style-name="T12">Articulo.objects.filter(</text:span>precio__gt=200, <text:span text:style-name="T12">seccion='</text:span><text:span text:style-name="T15">hogar</text:span><text:span text:style-name="T12">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21:53:46.439743340</meta:creation-date>
    <dc:date>2021-11-10T21:22:26.152893460</dc:date>
    <meta:editing-duration>PT1H8M2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79" meta:character-count="1668" meta:non-whitespace-character-count="1618"/>
  </office:meta>
</office:document-meta>
</file>